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40000018C38A5BCBD53C4580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.59cm" svg:height="6.569cm" draw:z-index="0"><draw:image xlink:href="Pictures/10000001000004240000018C38A5BCBD53C4580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8T12:15:55.048000000</meta:creation-date>
    <dc:date>2022-04-08T12:16:28.864000000</dc:date>
    <meta:editing-duration>PT3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2.5.2$Windows_X86_64 LibreOffice_project/499f9727c189e6ef3471021d6132d4c694f357e5</meta:generator>
  </office:meta>
</office:document-meta>
</file>